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line-height="150%"/>
    </style:style>
    <style:style style:name="T2" style:parent-style-name="Policepardéfau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3" style:parent-style-name="Policepardéfau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Policepardéfau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6" style:parent-style-name="Textbody" style:list-style-name="LFO1" style:family="paragraph">
      <style:paragraph-properties fo:line-height="150%"/>
    </style:style>
    <style:style style:name="T7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8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9" style:parent-style-name="Textbody" style:list-style-name="LFO1" style:family="paragraph">
      <style:paragraph-properties fo:line-height="150%"/>
    </style:style>
    <style:style style:name="T1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12" style:parent-style-name="Textbody" style:list-style-name="LFO1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4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" style:parent-style-name="Textbody" style:list-style-name="LFO1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olumn17" style:family="table-column">
      <style:table-column-properties style:column-width="6.6861in" style:use-optimal-column-width="false"/>
    </style:style>
    <style:style style:name="Table16" style:family="table">
      <style:table-properties style:width="6.6861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Textbody" style:family="paragraph">
      <style:paragraph-properties fo:line-height="150%"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21" style:parent-style-name="Textbody" style:family="paragraph">
      <style:paragraph-properties fo:line-height="150%"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22" style:parent-style-name="Textbody" style:family="paragraph">
      <style:paragraph-properties fo:line-height="150%"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23" style:parent-style-name="Textbody" style:family="paragraph">
      <style:paragraph-properties fo:line-height="150%"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24" style:parent-style-name="Textbody" style:list-style-name="LFO3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25" style:parent-style-name="Textbody" style:family="paragraph">
      <style:paragraph-properties fo:line-height="150%"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26" style:parent-style-name="Textbody" style:family="paragraph">
      <style:paragraph-properties fo:line-height="150%"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27" style:parent-style-name="Textbody" style:list-style-name="LFO2" style:family="paragraph">
      <style:paragraph-properties fo:line-height="150%"/>
    </style:style>
    <style:style style:name="T28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29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3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31" style:parent-style-name="Textbody" style:list-style-name="LFO2" style:family="paragraph">
      <style:paragraph-properties fo:line-height="150%"/>
    </style:style>
    <style:style style:name="T32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33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34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35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36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37" style:parent-style-name="Textbody" style:list-style-name="LFO2" style:family="paragraph">
      <style:paragraph-properties fo:line-height="150%"/>
    </style:style>
    <style:style style:name="T38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39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40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language="en" fo:country="US"/>
    </style:style>
    <style:style style:name="T41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42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43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language="en" fo:country="US"/>
    </style:style>
    <style:style style:name="T44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 fo:language="en" fo:country="US"/>
    </style:style>
    <style:style style:name="P48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 fo:language="en" fo:country="US"/>
    </style:style>
    <style:style style:name="P49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 fo:language="en" fo:country="US"/>
    </style:style>
    <style:style style:name="TableColumn51" style:family="table-column">
      <style:table-column-properties style:column-width="6.6861in" style:use-optimal-column-width="false"/>
    </style:style>
    <style:style style:name="Table50" style:family="table">
      <style:table-properties style:width="6.6861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5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6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8" style:parent-style-name="Textbody" style:list-style-name="LFO8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61" style:parent-style-name="Textbody" style:list-style-name="LFO4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62" style:parent-style-name="Textbody" style:list-style-name="LFO4" style:family="paragraph">
      <style:paragraph-properties fo:line-height="150%"/>
    </style:style>
    <style:style style:name="T63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64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65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66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67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68" style:parent-style-name="Textbody" style:list-style-name="LFO4" style:family="paragraph">
      <style:paragraph-properties fo:line-height="150%"/>
    </style:style>
    <style:style style:name="T69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70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7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72" style:parent-style-name="Textbody" style:list-style-name="LFO4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73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olumn75" style:family="table-column">
      <style:table-column-properties style:column-width="6.6861in" style:use-optimal-column-width="false"/>
    </style:style>
    <style:style style:name="Table74" style:family="table">
      <style:table-properties style:width="6.6861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79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0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1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2" style:parent-style-name="Textbody" style:list-style-name="LFO5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3" style:parent-style-name="Textbody" style:list-style-name="LFO5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4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5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86" style:parent-style-name="Textbody" style:list-style-name="LFO6" style:family="paragraph">
      <style:paragraph-properties fo:line-height="150%"/>
    </style:style>
    <style:style style:name="T87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88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89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9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9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92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93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94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95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96" style:parent-style-name="Textbody" style:list-style-name="LFO6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97" style:parent-style-name="Textbody" style:list-style-name="LFO6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98" style:parent-style-name="Textbody" style:list-style-name="LFO6" style:family="paragraph">
      <style:paragraph-properties fo:line-height="150%"/>
    </style:style>
    <style:style style:name="T99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0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0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02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103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04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05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106" style:parent-style-name="Textbody" style:list-style-name="LFO6" style:family="paragraph">
      <style:paragraph-properties fo:line-height="150%"/>
    </style:style>
    <style:style style:name="T107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08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109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2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3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114" style:parent-style-name="Textbody" style:list-style-name="LFO6" style:family="paragraph">
      <style:paragraph-properties fo:line-height="150%"/>
    </style:style>
    <style:style style:name="T115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6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117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8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19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2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121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122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TableColumn126" style:family="table-column">
      <style:table-column-properties style:column-width="6.6861in" style:use-optimal-column-width="false"/>
    </style:style>
    <style:style style:name="Table125" style:family="table">
      <style:table-properties style:width="6.6861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0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1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2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3" style:parent-style-name="Textbody" style:list-style-name="LFO7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4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5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36" style:parent-style-name="Textbody" style:list-style-name="LFO7" style:family="paragraph">
      <style:paragraph-properties fo:line-height="150%"/>
    </style:style>
    <style:style style:name="T137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138" style:parent-style-name="Policepardéfau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language="en" fo:country="US"/>
    </style:style>
    <style:style style:name="T139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140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141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142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T143" style:parent-style-name="Policepardéfaut" style:family="text">
      <style:text-properties style:font-name="Calibri" style:font-name-complex="Calibri" fo:font-size="14pt" style:font-size-asian="14pt" style:font-size-complex="14pt" fo:language="en" fo:country="US"/>
    </style:style>
    <style:style style:name="P144" style:parent-style-name="Textbody" style:list-style-name="LFO7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45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46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47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48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49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0" style:parent-style-name="Textbody" style:list-style-name="LFO9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1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2" style:parent-style-name="Textbody" style:list-style-name="LFO9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3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4" style:parent-style-name="Textbody" style:list-style-name="LFO9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5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56" style:parent-style-name="Textbody" style:family="paragraph">
      <style:paragraph-properties fo:line-height="150%"/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ext:p text:style-name="P1"><text:bookmark-start text:name="yui_3_17_2_1_1505735609037_742"/><text:bookmark-start text:name="yui_3_17_2_1_1505735609037_743"/><text:bookmark-end text:name="yui_3_17_2_1_1505735609037_742"/><text:bookmark-end text:name="yui_3_17_2_1_1505735609037_743"/><text:span text:style-name="T2">Objectif :  retrouver d’anciens étudiants des IUT informatique à partir des traces numériques (Facebook,<text:s/></text:span><text:bookmark-start text:name="yui_3_17_2_1_1505735609037_770"/><text:bookmark-end text:name="yui_3_17_2_1_1505735609037_770"/><text:a xlink:href="https://fr.linkedin.com/" office:target-frame-name="_top" xlink:show="replace"><text:span text:style-name="T3">Linkedin</text:span></text:a><text:span text:style-name="T4">, leur entreprise)</text:span></text:p>
      <text:p text:style-name="P5">Déroulé :</text:p>
      <text:list text:style-name="LFO1" text:continue-numbering="true">
        <text:list-item>
          <text:p text:style-name="P6"><text:span text:style-name="T7">Connectez-vous au réseau LinkedIn :<text:s/></text:span><text:a xlink:href="https://fr.linkedin.com/" office:target-frame-name="_top" xlink:show="replace"><text:span text:style-name="T8">https://fr.linkedin.com/</text:span></text:a></text:p>
        </text:list-item>
        <text:list-item>
          <text:p text:style-name="P9"><text:span text:style-name="T10">Demander à rejoindre le groupe des étudiants du département d’informatique :<text:s/></text:span><text:a xlink:href="https://www.linkedin.com/groups/8621907" office:target-frame-name="_top" xlink:show="replace"><text:span text:style-name="Internetlink">https://www.linkedin.com/groups/8621907</text:span></text:a><text:span text:style-name="T11"><text:s text:c="3"/></text:span></text:p>
        </text:list-item>
        <text:list-item>
          <text:p text:style-name="P12">Consultez les<text:s/>profils du groupe ou lancez une recherche dans le moteur de LinkedIn avec les mots clés « DUT informatique ».</text:p>
        </text:list-item>
      </text:list>
      <text:p text:style-name="P13">Vous pouvez aussi lancer une recherche sur Facebook ou directement sur un moteur de recherche.</text:p>
      <text:p text:style-name="P14"/>
      <text:list text:style-name="LFO1" text:continue-numbering="true">
        <text:list-item>
          <text:p text:style-name="P15">Choisissez 4 profils et pour chacun, répondez aux<text:s/>questions.</text:p>
        </text:list-item>
      </text:list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Profil 1 :</text:p>
            <text:p text:style-name="P21">Nom, prénom :<text:s/>Paulin Zumstein</text:p>
            <text:p text:style-name="P22">Période de la formation en IUT :<text:s/>2019 - 2021</text:p>
            <text:p text:style-name="P23">A-t-il/elle fait des études post-DUT, si oui<text:s/>lesquelles ?<text:s/>NON</text:p>
            <text:list text:style-name="LFO3" text:continue-numbering="true">
              <text:list-item>
                <text:p text:style-name="P24">IMT Mines Alès<text:s/>[Septembre 2021 &gt; Août 2024].</text:p>
              </text:list-item>
            </text:list>
            <text:p text:style-name="P25">A-t-il/elle fait des séjours à l’étranger (stage ou autre dans leur formation ou dans leur<text:s/>travail) ?<text:s/></text:p>
            <text:p text:style-name="P26">Listez les postes<text:s/>qu’il/elle a<text:s/>exercées.</text:p>
            <text:list text:style-name="LFO2" text:continue-numbering="true">
              <text:list-item>
                <text:p text:style-name="P27"><text:span text:style-name="T28">MICRO Informatic System<text:s/></text:span><text:span text:style-name="T29">en Stage</text:span><text:span text:style-name="T30"><text:s/>[Février 2019 &gt; Mars 2019]</text:span></text:p>
              </text:list-item>
              <text:list-item>
                <text:p text:style-name="P31"><text:span text:style-name="T32">Pôle espoir + Nationale 1 (</text:span><text:span text:style-name="T33">Sport de haut niveau</text:span><text:span text:style-name="T34">) [</text:span><text:span text:style-name="T35">2016 &gt; 2020</text:span><text:span text:style-name="T36">]</text:span></text:p>
              </text:list-item>
              <text:list-item>
                <text:p text:style-name="P37"><text:span text:style-name="T38">Jellyfish – Stagiaire engineer</text:span><text:span text:style-name="T39"><text:s/></text:span><text:span text:style-name="T40">Stage</text:span><text:span text:style-name="T41"><text:s/>/ Junior s</text:span><text:span text:style-name="T42">oftware engineer<text:s/></text:span><text:span text:style-name="T43">Alternance<text:s/></text:span><text:span text:style-name="T44"><text:s/>[Avril 2021 &gt; Aujourd’hui].</text:span></text:p>
              </text:list-item>
            </text:list>
          </table:table-cell>
        </table:table-row>
        <table:table-row table:style-name="TableRow45">
          <table:table-cell table:style-name="TableCell46">
            <text:p text:style-name="P47"/>
          </table:table-cell>
        </table:table-row>
      </table:table>
      <text:p text:style-name="P48"/>
      <text:p text:style-name="P49"/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Profil 2 :</text:p>
            <text:p text:style-name="P55">Nom, prénom :<text:s/>Enzo Dardaillon</text:p>
            <text:p text:style-name="P56">Date de la formation en IUT :<text:s/>2019 – 2021</text:p>
            <text:p text:style-name="P57">A-t-il/elle fait des études post-DUT, si oui lesquelles  ?</text:p>
            <text:list text:style-name="LFO8" text:continue-numbering="true">
              <text:list-item>
                <text:p text:style-name="P58">IMT Mines Alès [Septembre 2021 &gt; Août 2024].</text:p>
              </text:list-item>
            </text:list>
            <text:p text:style-name="P59">A-t-il / elle fait des séjours à l’étranger (stage ou autre dans leur formation ou dans leur travail) ?</text:p>
            <text:p text:style-name="P60">Listez<text:s/>les postes qu’il/elle a exercé.e.s.</text:p>
            <text:list text:style-name="LFO4" text:continue-numbering="true">
              <text:list-item>
                <text:p text:style-name="P61">Etudiant stagiaire IMT Mines Alès [Avril 2021 &gt; Juin 2021].</text:p>
              </text:list-item>
              <text:list-item>
                <text:p text:style-name="P62"><text:span text:style-name="T63">Développeur BI – Transports Capelle<text:s/></text:span><text:span text:style-name="T64">en alternance<text:s/></text:span><text:span text:style-name="T65">[Septembre 2021 &gt; Au</text:span><text:span text:style-name="T66">jourd’hui</text:span><text:span text:style-name="T67">]</text:span></text:p>
              </text:list-item>
              <text:list-item>
                <text:p text:style-name="P68"><text:span text:style-name="T69">IMT Mines Alès<text:s/></text:span><text:span text:style-name="T70">En alternance</text:span><text:span text:style-name="T71"><text:s/>[Septembre 2021 &gt; Aujourd’hui]</text:span></text:p>
              </text:list-item>
              <text:list-item>
                <text:p text:style-name="P72">Auto-Entrepreneur – ED Dev [Septembre 2021 &gt; Aujourd’hui]</text:p>
              </text:list-item>
            </text:list>
          </table:table-cell>
        </table:table-row>
      </table:table>
      <text:p text:style-name="P73"/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P78">Profil 3 :</text:p>
            <text:p text:style-name="P79">Nom, prénom :<text:s/>Aymeric Témoulet</text:p>
            <text:p text:style-name="P80">Date de la formation en IUT :<text:s/>2019 - 2020</text:p>
            <text:soft-page-break/>
            <text:p text:style-name="P81">A-t-il/elle fait des études post-DUT, si oui lesquelles ?</text:p>
            <text:list text:style-name="LFO5" text:continue-numbering="true">
              <text:list-item>
                <text:p text:style-name="P82">Conservatoire national des arts et métiers – Licence 3 en informatique générale &amp; cybersécurité.</text:p>
              </text:list-item>
              <text:list-item>
                <text:p text:style-name="P83">IPI Institut Poly Informatique – Ingénieur informatique</text:p>
              </text:list-item>
            </text:list>
            <text:p text:style-name="P84">A-t-il / elle fait des séjours à l’étranger (stage ou autre dans leur formation ou dans leur<text:s/>travail) ?</text:p>
            <text:p text:style-name="P85">Listez les postes qu’il/elle a exercé.e.s.</text:p>
            <text:list text:style-name="LFO6" text:continue-numbering="true">
              <text:list-item>
                <text:p text:style-name="P86"><text:span text:style-name="T87">Développeur spécifique d’applications – Elit solutions<text:s/></text:span><text:span text:style-name="T88">en Stage</text:span><text:span text:style-name="T89"><text:s/></text:span><text:span text:style-name="T90">[S</text:span><text:span text:style-name="T91">eptembre</text:span><text:span text:style-name="T92"><text:s/></text:span><text:span text:style-name="T93">2018 &gt; Novembre 2018</text:span><text:span text:style-name="T94">]</text:span><text:span text:style-name="T95">.</text:span></text:p>
              </text:list-item>
              <text:list-item>
                <text:p text:style-name="P96">Conducteur ambulancier –<text:s/>[Novembre 2018 &gt; janvier 2019].</text:p>
              </text:list-item>
              <text:list-item>
                <text:p text:style-name="P97">Préparateur de commande –<text:s/>[E.Leclerc Avril 2019 &gt; Août 2019].</text:p>
              </text:list-item>
              <text:list-item>
                <text:p text:style-name="P98"><text:span text:style-name="T99">Développeur Web –<text:s/></text:span><text:span text:style-name="T100">[</text:span><text:span text:style-name="T101">Teoola<text:s/></text:span><text:span text:style-name="T102">en Stage</text:span><text:span text:style-name="T103"><text:s/>Juin 2020 &gt; Aout 2020</text:span><text:span text:style-name="T104">]</text:span><text:span text:style-name="T105">.</text:span></text:p>
              </text:list-item>
              <text:list-item>
                <text:p text:style-name="P106"><text:span text:style-name="T107">Développeur applications – PiTa Gestion<text:s/></text:span><text:span text:style-name="T108">Contrat en alternance</text:span><text:span text:style-name="T109"><text:s/></text:span><text:span text:style-name="T110">[</text:span><text:span text:style-name="T111">Septembre 2020 &gt; Octobre 2021</text:span><text:span text:style-name="T112">]</text:span><text:span text:style-name="T113">.</text:span></text:p>
              </text:list-item>
              <text:list-item>
                <text:p text:style-name="P114"><text:span text:style-name="T115">Junior Consultant &amp; Engineer – Altran<text:s/></text:span><text:span text:style-name="T116">en Alternance</text:span><text:span text:style-name="T117"><text:s/></text:span><text:span text:style-name="T118">[</text:span><text:span text:style-name="T119">octobre 2021 &gt; Ajou</text:span><text:span text:style-name="T120">rd’hui</text:span><text:span text:style-name="T121">]</text:span></text:p>
              </text:list-item>
            </text:list>
            <text:p text:style-name="P122"/>
          </table:table-cell>
        </table:table-row>
      </table:table>
      <text:p text:style-name="P123"/>
      <text:p text:style-name="P124"/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p text:style-name="P129">Profil 4 :</text:p>
            <text:p text:style-name="P130">Nom, prénom :<text:s/>Erwan LE GOFF</text:p>
            <text:p text:style-name="P131">Date de la formation en IUT :<text:s/>2019 - 2020</text:p>
            <text:p text:style-name="P132">A-t-il/elle fait des études post-DUT, si oui lesquelles ?</text:p>
            <text:soft-page-break/>
            <text:list text:style-name="LFO7" text:continue-numbering="true">
              <text:list-item>
                <text:p text:style-name="P133">EPSI – L’école d’ingénieur informatique [2021 - 2022]</text:p>
              </text:list-item>
            </text:list>
            <text:p text:style-name="P134">A-t-il / elle fait des séjours à l’étranger (stage ou autre dans leur<text:s/>formation ou dans leur travail)  ?</text:p>
            <text:p text:style-name="P135">Listez les postes qu’il/elle a exercé.e.s.</text:p>
            <text:list text:style-name="LFO7" text:continue-numbering="true">
              <text:list-item>
                <text:p text:style-name="P136"><text:span text:style-name="T137">Stage WEB –<text:s/></text:span><text:span text:style-name="T138">Stage</text:span><text:span text:style-name="T139"><text:s/>Point C</text:span><text:span text:style-name="T140">ourt<text:s/></text:span><text:span text:style-name="T141">[</text:span><text:span text:style-name="T142">Juillet 2020 &gt; Aout 2020</text:span><text:span text:style-name="T143">]</text:span></text:p>
              </text:list-item>
              <text:list-item>
                <text:p text:style-name="P144">Compufirst – Développeur applications métier &amp; Développeur d’application<text:s/>[janvier 2021 &gt; Aujourd’hui]</text:p>
              </text:list-item>
            </text:list>
            <text:p text:style-name="P145"/>
            <text:p text:style-name="P146"/>
          </table:table-cell>
        </table:table-row>
      </table:table>
      <text:p text:style-name="P147"/>
      <text:p text:style-name="P148">Classement des personnes par parcours du B.U.T. :</text:p>
      <text:p text:style-name="P149">Réalisation d’applications : conception, développement, validation</text:p>
      <text:list text:style-name="LFO9" text:continue-numbering="true">
        <text:list-item>
          <text:p text:style-name="P150">Erwan LE GOFF / Enzo Dardaillon</text:p>
        </text:list-item>
      </text:list>
      <text:p text:style-name="P151">Administration, gestion et exploitation des données</text:p>
      <text:list text:style-name="LFO9" text:continue-numbering="true">
        <text:list-item>
          <text:p text:style-name="P152"/>
        </text:list-item>
      </text:list>
      <text:p text:style-name="P153">Déploiement, intégration d’applications et management du système d’information</text:p>
      <text:list text:style-name="LFO9" text:continue-numbering="true">
        <text:list-item>
          <text:p text:style-name="P154">Aymeric Trémoulet / Paulin Zumstein</text:p>
        </text:list-item>
      </text:list>
      <text:p text:style-name="P155">Déploiement d’application communicantes et sécurisées</text:p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ILLAN Romain</meta:initial-creator>
    <dc:creator>Romain Millan</dc:creator>
    <meta:creation-date>2022-02-03T15:40:00Z</meta:creation-date>
    <dc:date>2022-02-03T15:40:00Z</dc:date>
    <meta:template xlink:href="Normal.dotm" xlink:type="simple"/>
    <meta:editing-cycles>2</meta:editing-cycles>
    <meta:editing-duration>PT60S</meta:editing-duration>
    <meta:document-statistic meta:page-count="4" meta:paragraph-count="7" meta:word-count="566" meta:character-count="3675" meta:row-count="25" meta:non-whitespace-character-count="3116"/>
  </office:meta>
</office:document-meta>
</file>